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6.14pt"/>
    </style:style>
    <style:style style:name="co2" style:family="table-column">
      <style:table-column-properties fo:break-before="auto" style:column-width="54.2pt"/>
    </style:style>
    <style:style style:name="co3" style:family="table-column">
      <style:table-column-properties fo:break-before="auto" style:column-width="133.34pt"/>
    </style:style>
    <style:style style:name="co4" style:family="table-column">
      <style:table-column-properties fo:break-before="auto" style:column-width="107.4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5.55pt"/>
    </style:style>
    <style:style style:name="co7" style:family="table-column">
      <style:table-column-properties fo:break-before="auto" style:column-width="47.14pt"/>
    </style:style>
    <style:style style:name="co8" style:family="table-column">
      <style:table-column-properties fo:break-before="auto" style:column-width="49.49pt"/>
    </style:style>
    <style:style style:name="co9" style:family="table-column">
      <style:table-column-properties fo:break-before="auto" style:column-width="27.55pt"/>
    </style:style>
    <style:style style:name="co10" style:family="table-column">
      <style:table-column-properties fo:break-before="auto" style:column-width="4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23">
      <style:text-properties fo:font-weight="bold" style:font-weight-asian="bold" style:font-weight-complex="bold"/>
    </style:style>
    <style:style style:name="ce16" style:family="table-cell" style:parent-style-name="Default" style:data-style-name="N123">
      <style:text-properties fo:font-weight="normal" style:font-weight-asian="normal" style:font-weight-complex="normal"/>
    </style:style>
    <style:style style:name="ce17" style:family="table-cell" style:parent-style-name="Default" style:data-style-name="N123"/>
    <style:style style:name="ce18" style:family="table-cell" style:parent-style-name="Default" style:data-style-name="N123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5" table:default-cell-style-name="Default"/>
        <table:table-column table:style-name="co6" table:default-cell-style-name="ce13"/>
        <table:table-column table:style-name="co5" table:default-cell-style-name="ce17"/>
        <table:table-column table:style-name="co7" table:default-cell-style-name="Default"/>
        <table:table-column table:style-name="co8" table:default-cell-style-name="Default"/>
        <table:table-column table:style-name="co5" table:default-cell-style-name="ce17"/>
        <table:table-column table:style-name="co9" table:default-cell-style-name="ce17"/>
        <table:table-column table:style-name="co10" table:default-cell-style-name="Default"/>
        <table:table-column table:style-name="co5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Producer</text:p>
          </table:table-cell>
          <table:table-cell table:style-name="ce4" office:value-type="string" calcext:value-type="string">
            <text:p>Model</text:p>
          </table:table-cell>
          <table:table-cell table:style-name="ce8" office:value-type="string" calcext:value-type="string">
            <text:p>Note</text:p>
          </table:table-cell>
          <table:table-cell table:style-name="ce1" office:value-type="string" calcext:value-type="string">
            <text:p>Distributor</text:p>
          </table:table-cell>
          <table:table-cell table:style-name="ce4" office:value-type="string" calcext:value-type="string">
            <text:p>Art. no</text:p>
          </table:table-cell>
          <table:table-cell table:style-name="ce15" office:value-type="string" calcext:value-type="string">
            <text:p>Price (each)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Ordered</text:p>
          </table:table-cell>
          <table:table-cell table:style-name="ce15" office:value-type="string" calcext:value-type="string">
            <text:p>Sum</text:p>
          </table:table-cell>
          <table:table-cell table:style-name="ce15" office:value-type="string" calcext:value-type="string">
            <text:p>Buy</text:p>
          </table:table-cell>
          <table:table-cell table:style-name="ce1" office:value-type="string" calcext:value-type="string">
            <text:p>Board names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Battery holder</text:p>
          </table:table-cell>
          <table:table-cell table:style-name="ce2" office:value-type="string" calcext:value-type="string">
            <text:p>Keystone</text:p>
          </table:table-cell>
          <table:table-cell table:style-name="ce5" office:value-type="float" office:value="2463" calcext:value-type="float">
            <text:p>2463</text:p>
          </table:table-cell>
          <table:table-cell table:style-name="ce9"/>
          <table:table-cell table:style-name="ce2" office:value-type="string" calcext:value-type="string">
            <text:p>Farnell</text:p>
          </table:table-cell>
          <table:table-cell table:style-name="ce12" office:value-type="float" office:value="1702631" calcext:value-type="float">
            <text:p>1702631</text:p>
          </table:table-cell>
          <table:table-cell table:style-name="ce16" office:value-type="currency" office:currency="SEK" office:value="11" calcext:value-type="currency">
            <text:p><text:s/>11.00 k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formula="of:=[.H2]*[.G2]" office:value-type="currency" office:currency="SEK" office:value="11" calcext:value-type="currency">
            <text:p><text:s/>11.00 kr</text:p>
          </table:table-cell>
          <table:table-cell table:style-name="ce16"/>
          <table:table-cell table:style-name="ce2" table:number-columns-repeated="1013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1206X226K160CT</text:p>
          </table:table-cell>
          <table:table-cell office:value-type="string" calcext:value-type="string">
            <text:p>22 uF, 16V, X5R, 1206</text:p>
          </table:table-cell>
          <table:table-cell office:value-type="string" calcext:value-type="string">
            <text:p>Farnell</text:p>
          </table:table-cell>
          <table:table-cell office:value-type="float" office:value="2497154" calcext:value-type="float">
            <text:p>2497154</text:p>
          </table:table-cell>
          <table:table-cell office:value-type="currency" office:currency="SEK" office:value="3.08" calcext:value-type="currency">
            <text:p><text:s/>3.08 k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3]*[.G3]" office:value-type="currency" office:currency="SEK" office:value="9.24" calcext:value-type="currency">
            <text:p><text:s/>9.24 kr</text:p>
          </table:table-cell>
          <table:table-cell/>
          <table:table-cell office:value-type="string" calcext:value-type="string">
            <text:p>C1 C12 C17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X7R1C105K125AA</text:p>
          </table:table-cell>
          <table:table-cell office:value-type="string" calcext:value-type="string">
            <text:p>1 uF, 16V, X7R, 0805</text:p>
          </table:table-cell>
          <table:table-cell office:value-type="string" calcext:value-type="string">
            <text:p>Farnell</text:p>
          </table:table-cell>
          <table:table-cell office:value-type="float" office:value="2346937" calcext:value-type="float">
            <text:p>2346937</text:p>
          </table:table-cell>
          <table:table-cell office:value-type="currency" office:currency="SEK" office:value="0.517" calcext:value-type="currency">
            <text:p><text:s/>0.52 k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4]*[.G4]" office:value-type="currency" office:currency="SEK" office:value="2.068" calcext:value-type="currency">
            <text:p><text:s/>2.07 kr</text:p>
          </table:table-cell>
          <table:table-cell/>
          <table:table-cell office:value-type="string" calcext:value-type="string">
            <text:p>C8 C10 C13 C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16X7R1C106M160AC</text:p>
          </table:table-cell>
          <table:table-cell office:value-type="string" calcext:value-type="string">
            <text:p>10 uF, 16V, X7R, 1206</text:p>
          </table:table-cell>
          <table:table-cell office:value-type="string" calcext:value-type="string">
            <text:p>Farnell</text:p>
          </table:table-cell>
          <table:table-cell office:value-type="float" office:value="2309039" calcext:value-type="float">
            <text:p>2309039</text:p>
          </table:table-cell>
          <table:table-cell office:value-type="currency" office:currency="SEK" office:value="1.6" calcext:value-type="currency">
            <text:p><text:s/>1.60 k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5]*[.G5]" office:value-type="currency" office:currency="SEK" office:value="4.8" calcext:value-type="currency">
            <text:p><text:s/>4.80 kr</text:p>
          </table:table-cell>
          <table:table-cell/>
          <table:table-cell office:value-type="string" calcext:value-type="string">
            <text:p>C3 C18 C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80J5GACTU</text:p>
          </table:table-cell>
          <table:table-cell office:value-type="string" calcext:value-type="string">
            <text:p>18 pF, C0G, 0603</text:p>
          </table:table-cell>
          <table:table-cell office:value-type="string" calcext:value-type="string">
            <text:p>Farnell</text:p>
          </table:table-cell>
          <table:table-cell office:value-type="float" office:value="1414620" calcext:value-type="float">
            <text:p>1414620</text:p>
          </table:table-cell>
          <table:table-cell office:value-type="currency" office:currency="SEK" office:value="0.219" calcext:value-type="currency">
            <text:p><text:s/>0.22 k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6]*[.G6]" office:value-type="currency" office:currency="SEK" office:value="0.438" calcext:value-type="currency">
            <text:p><text:s/>0.44 kr</text:p>
          </table:table-cell>
          <table:table-cell/>
          <table:table-cell office:value-type="string" calcext:value-type="string">
            <text:p>C5 C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CM1885C1H221JA16D</text:p>
          </table:table-cell>
          <table:table-cell office:value-type="string" calcext:value-type="string">
            <text:p>220 pF, C0G, 0603</text:p>
          </table:table-cell>
          <table:table-cell office:value-type="string" calcext:value-type="string">
            <text:p>Farnell</text:p>
          </table:table-cell>
          <table:table-cell office:value-type="float" office:value="2494190" calcext:value-type="float">
            <text:p>2494190</text:p>
          </table:table-cell>
          <table:table-cell office:value-type="currency" office:currency="SEK" office:value="0.103" calcext:value-type="currency">
            <text:p><text:s/>0.10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7]*[.G7]" office:value-type="currency" office:currency="SEK" office:value="0.103" calcext:value-type="currency">
            <text:p><text:s/>0.10 kr</text:p>
          </table:table-cell>
          <table:table-cell/>
          <table:table-cell office:value-type="string" calcext:value-type="string">
            <text:p>C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104K250CT</text:p>
          </table:table-cell>
          <table:table-cell office:value-type="string" calcext:value-type="string">
            <text:p>100 nF, X7R, 0603</text:p>
          </table:table-cell>
          <table:table-cell office:value-type="string" calcext:value-type="string">
            <text:p>Farnell</text:p>
          </table:table-cell>
          <table:table-cell office:value-type="float" office:value="2310560" calcext:value-type="float">
            <text:p>2310560</text:p>
          </table:table-cell>
          <table:table-cell office:value-type="currency" office:currency="SEK" office:value="0.0196" calcext:value-type="currency">
            <text:p><text:s/>0.02 kr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8]*[.G8]" office:value-type="currency" office:currency="SEK" office:value="0.1372" calcext:value-type="currency">
            <text:p><text:s/>0.14 k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2 C4 C7 C9 C11 C14 C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3-2021</text:p>
          </table:table-cell>
          <table:table-cell office:value-type="string" calcext:value-type="string">
            <text:p>1x2, battery</text:p>
          </table:table-cell>
          <table:table-cell office:value-type="string" calcext:value-type="string">
            <text:p>Farnell</text:p>
          </table:table-cell>
          <table:table-cell office:value-type="float" office:value="1462926" calcext:value-type="float">
            <text:p>1462926</text:p>
          </table:table-cell>
          <table:table-cell office:value-type="currency" office:currency="SEK" office:value="0.743" calcext:value-type="currency">
            <text:p><text:s/>0.74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9]*[.G9]" office:value-type="currency" office:currency="SEK" office:value="0.743" calcext:value-type="currency">
            <text:p><text:s/>0.74 kr</text:p>
          </table:table-cell>
          <table:table-cell/>
          <table:table-cell office:value-type="string" calcext:value-type="string">
            <text:p>P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TE / AMP</text:p>
          </table:table-cell>
          <table:table-cell office:value-type="string" calcext:value-type="string">
            <text:p>281698-5</text:p>
          </table:table-cell>
          <table:table-cell office:value-type="string" calcext:value-type="string">
            <text:p>5 pins, keyed</text:p>
          </table:table-cell>
          <table:table-cell office:value-type="string" calcext:value-type="string">
            <text:p>Farnell</text:p>
          </table:table-cell>
          <table:table-cell office:value-type="float" office:value="1205993" calcext:value-type="float">
            <text:p>1205993</text:p>
          </table:table-cell>
          <table:table-cell office:value-type="currency" office:currency="SEK" office:value="3.08" calcext:value-type="currency">
            <text:p><text:s/>3.08 k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10]*[.G10]" office:value-type="currency" office:currency="SEK" office:value="12.32" calcext:value-type="currency">
            <text:p><text:s/>12.32 kr</text:p>
          </table:table-cell>
          <table:table-cell/>
          <table:table-cell office:value-type="string" calcext:value-type="string">
            <text:p>P2 P3 P4 P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Wurth</text:p>
          </table:table-cell>
          <table:table-cell office:value-type="float" office:value="61900211621" calcext:value-type="float">
            <text:p>61900211621</text:p>
          </table:table-cell>
          <table:table-cell office:value-type="string" calcext:value-type="string">
            <text:p>1x2, battery</text:p>
          </table:table-cell>
          <table:table-cell office:value-type="string" calcext:value-type="string">
            <text:p>Farnell</text:p>
          </table:table-cell>
          <table:table-cell office:value-type="float" office:value="1841370" calcext:value-type="float">
            <text:p>1841370</text:p>
          </table:table-cell>
          <table:table-cell office:value-type="currency" office:currency="SEK" office:value="1.2" calcext:value-type="currency">
            <text:p><text:s/>1.20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1]*[.G11]" office:value-type="currency" office:currency="SEK" office:value="1.2" calcext:value-type="currency">
            <text:p><text:s/>1.20 k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MKE04Z8VWJ4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409293" calcext:value-type="float">
            <text:p>2409293</text:p>
          </table:table-cell>
          <table:table-cell office:value-type="currency" office:currency="SEK" office:value="8.77" calcext:value-type="currency">
            <text:p><text:s/>8.77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2]*[.G12]" office:value-type="currency" office:currency="SEK" office:value="8.77" calcext:value-type="currency">
            <text:p><text:s/>8.77 kr</text:p>
          </table:table-cell>
          <table:table-cell/>
          <table:table-cell office:value-type="string" calcext:value-type="string">
            <text:p>U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TXC</text:p>
          </table:table-cell>
          <table:table-cell office:value-type="string" calcext:value-type="string">
            <text:p>9C-14.7456MEEJ-T</text:p>
          </table:table-cell>
          <table:table-cell office:value-type="string" calcext:value-type="string">
            <text:p>14.7456 MHz</text:p>
          </table:table-cell>
          <table:table-cell office:value-type="string" calcext:value-type="string">
            <text:p>Farnell</text:p>
          </table:table-cell>
          <table:table-cell office:value-type="float" office:value="1842290" calcext:value-type="float">
            <text:p>1842290</text:p>
          </table:table-cell>
          <table:table-cell office:value-type="currency" office:currency="SEK" office:value="5.6" calcext:value-type="currency">
            <text:p><text:s/>5.60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3]*[.G13]" office:value-type="currency" office:currency="SEK" office:value="5.6" calcext:value-type="currency">
            <text:p><text:s/>5.60 kr</text:p>
          </table:table-cell>
          <table:table-cell/>
          <table:table-cell office:value-type="string" calcext:value-type="string">
            <text:p>Y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/DC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T1610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252763" calcext:value-type="float">
            <text:p>2252763</text:p>
          </table:table-cell>
          <table:table-cell office:value-type="currency" office:currency="SEK" office:value="39.53" calcext:value-type="currency">
            <text:p><text:s/>39.53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4]*[.G14]" office:value-type="currency" office:currency="SEK" office:value="39.53" calcext:value-type="currency">
            <text:p><text:s/>39.53 kr</text:p>
          </table:table-cell>
          <table:table-cell/>
          <table:table-cell office:value-type="string" calcext:value-type="string">
            <text:p>U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/DC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TC3429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1663903" calcext:value-type="float">
            <text:p>1663903</text:p>
          </table:table-cell>
          <table:table-cell office:value-type="currency" office:currency="SEK" office:value="39.35" calcext:value-type="currency">
            <text:p><text:s/>39.35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5]*[.G15]" office:value-type="currency" office:currency="SEK" office:value="39.35" calcext:value-type="currency">
            <text:p><text:s/>39.35 kr</text:p>
          </table:table-cell>
          <table:table-cell/>
          <table:table-cell office:value-type="string" calcext:value-type="string">
            <text:p>U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1x3, through ho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H16]*[.G16]" office:value-type="currency" office:currency="SEK" office:value="0" calcext:value-type="currency">
            <text:p><text:s/>0.00 k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1x2, through ho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[.H17]*[.G17]" office:value-type="currency" office:currency="SEK" office:value="0" calcext:value-type="currency">
            <text:p><text:s/>0.00 k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P1 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2"/>
          <table:table-cell office:value-type="string" calcext:value-type="string">
            <text:p>2x10, 1x27 mm, th</text:p>
          </table:table-cell>
          <table:table-cell office:value-type="string" calcext:value-type="string">
            <text:p>Farnell</text:p>
          </table:table-cell>
          <table:table-cell office:value-type="float" office:value="1022308" calcext:value-type="float">
            <text:p>1022308</text:p>
          </table:table-cell>
          <table:table-cell office:value-type="currency" office:currency="SEK" office:value="21.7" calcext:value-type="currency">
            <text:p><text:s/>21.70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8]*[.G18]" office:value-type="currency" office:currency="SEK" office:value="21.7" calcext:value-type="currency">
            <text:p><text:s/>21.70 kr</text:p>
          </table:table-cell>
          <table:table-cell/>
          <table:table-cell office:value-type="string" calcext:value-type="string">
            <text:p>J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nductance</text:p>
          </table:table-cell>
          <table:table-cell table:style-name="ce2" office:value-type="string" calcext:value-type="string">
            <text:p>Murata</text:p>
          </table:table-cell>
          <table:table-cell table:style-name="ce5" office:value-type="string" calcext:value-type="string">
            <text:p>LQH43PN6R8M26L</text:p>
          </table:table-cell>
          <table:table-cell table:style-name="ce9" office:value-type="string" calcext:value-type="string">
            <text:p>6.8 uH, 1812</text:p>
          </table:table-cell>
          <table:table-cell table:style-name="ce2" office:value-type="string" calcext:value-type="string">
            <text:p>Farnell</text:p>
          </table:table-cell>
          <table:table-cell table:style-name="ce12" office:value-type="float" office:value="2219286" calcext:value-type="float">
            <text:p>2219286</text:p>
          </table:table-cell>
          <table:table-cell table:style-name="ce16" office:value-type="currency" office:currency="SEK" office:value="2.13" calcext:value-type="currency">
            <text:p><text:s/>2.13 kr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formula="of:=[.H19]*[.G19]" office:value-type="currency" office:currency="SEK" office:value="4.26" calcext:value-type="currency">
            <text:p><text:s/>4.26 kr</text:p>
          </table:table-cell>
          <table:table-cell table:style-name="ce16"/>
          <table:table-cell table:style-name="ce2" office:value-type="string" calcext:value-type="string">
            <text:p>L1 L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703-0087</text:p>
          </table:table-cell>
          <table:table-cell office:value-type="string" calcext:value-type="string">
            <text:p>Green, 2.1 V, 572 nm</text:p>
          </table:table-cell>
          <table:table-cell office:value-type="string" calcext:value-type="string">
            <text:p>Farnell</text:p>
          </table:table-cell>
          <table:table-cell office:value-type="float" office:value="2112096" calcext:value-type="float">
            <text:p>2112096</text:p>
          </table:table-cell>
          <table:table-cell office:value-type="currency" office:currency="SEK" office:value="1.8" calcext:value-type="currency">
            <text:p><text:s/>1.80 k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20]*[.G20]" office:value-type="currency" office:currency="SEK" office:value="7.2" calcext:value-type="currency">
            <text:p><text:s/>7.20 k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P-BSS138BK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053833" calcext:value-type="float">
            <text:p>2053833</text:p>
          </table:table-cell>
          <table:table-cell office:value-type="currency" office:currency="SEK" office:value="0.322" calcext:value-type="currency">
            <text:p><text:s/>0.32 k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21]*[.G21]" office:value-type="currency" office:currency="SEK" office:value="1.288" calcext:value-type="currency">
            <text:p><text:s/>1.29 kr</text:p>
          </table:table-cell>
          <table:table-cell/>
          <table:table-cell office:value-type="string" calcext:value-type="string">
            <text:p>Q1 Q2 Q3 Q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RED2203V</text:p>
          </table:table-cell>
          <table:table-cell office:value-type="string" calcext:value-type="string">
            <text:p>220 kohm, 0,5%, 0603</text:p>
          </table:table-cell>
          <table:table-cell office:value-type="string" calcext:value-type="string">
            <text:p>Farnell</text:p>
          </table:table-cell>
          <table:table-cell office:value-type="float" office:value="2380163" calcext:value-type="float">
            <text:p>2380163</text:p>
          </table:table-cell>
          <table:table-cell office:value-type="currency" office:currency="SEK" office:value="0.591" calcext:value-type="currency">
            <text:p><text:s/>0.59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2]*[.G22]" office:value-type="currency" office:currency="SEK" office:value="0.591" calcext:value-type="currency">
            <text:p><text:s/>0.59 kr</text:p>
          </table:table-cell>
          <table:table-cell/>
          <table:table-cell office:value-type="string" calcext:value-type="string">
            <text:p>R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604KFKEA</text:p>
          </table:table-cell>
          <table:table-cell office:value-type="string" calcext:value-type="string">
            <text:p>604 kohm, 0603</text:p>
          </table:table-cell>
          <table:table-cell office:value-type="string" calcext:value-type="string">
            <text:p>Farnell</text:p>
          </table:table-cell>
          <table:table-cell office:value-type="float" office:value="2138581" calcext:value-type="float">
            <text:p>2138581</text:p>
          </table:table-cell>
          <table:table-cell office:value-type="currency" office:currency="SEK" office:value="0.334" calcext:value-type="currency">
            <text:p><text:s/>0.33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3]*[.G23]" office:value-type="currency" office:currency="SEK" office:value="0.334" calcext:value-type="currency">
            <text:p><text:s/>0.33 kr</text:p>
          </table:table-cell>
          <table:table-cell/>
          <table:table-cell office:value-type="string" calcext:value-type="string">
            <text:p>R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EKF7873V</text:p>
          </table:table-cell>
          <table:table-cell office:value-type="string" calcext:value-type="string">
            <text:p>787 kohm, 0603</text:p>
          </table:table-cell>
          <table:table-cell office:value-type="string" calcext:value-type="string">
            <text:p>Farnell</text:p>
          </table:table-cell>
          <table:table-cell office:value-type="float" office:value="2303313" calcext:value-type="float">
            <text:p>2303313</text:p>
          </table:table-cell>
          <table:table-cell office:value-type="currency" office:currency="SEK" office:value="0.0998" calcext:value-type="currency">
            <text:p><text:s/>0.10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4]*[.G24]" office:value-type="currency" office:currency="SEK" office:value="0.0998" calcext:value-type="currency">
            <text:p><text:s/>0.10 kr</text:p>
          </table:table-cell>
          <table:table-cell/>
          <table:table-cell office:value-type="string" calcext:value-type="string">
            <text:p>R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RED5603V</text:p>
          </table:table-cell>
          <table:table-cell office:value-type="string" calcext:value-type="string">
            <text:p>560 kohm, 0,5%, 0603</text:p>
          </table:table-cell>
          <table:table-cell office:value-type="string" calcext:value-type="string">
            <text:p>Farnell</text:p>
          </table:table-cell>
          <table:table-cell office:value-type="float" office:value="2380240" calcext:value-type="float">
            <text:p>2380240</text:p>
          </table:table-cell>
          <table:table-cell office:value-type="currency" office:currency="SEK" office:value="0.591" calcext:value-type="currency">
            <text:p><text:s/>0.59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5]*[.G25]" office:value-type="currency" office:currency="SEK" office:value="0.591" calcext:value-type="currency">
            <text:p><text:s/>0.59 kr</text:p>
          </table:table-cell>
          <table:table-cell/>
          <table:table-cell office:value-type="string" calcext:value-type="string">
            <text:p>R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RED1004V</text:p>
          </table:table-cell>
          <table:table-cell office:value-type="string" calcext:value-type="string">
            <text:p>1 Mohm, 0.5%, 0603</text:p>
          </table:table-cell>
          <table:table-cell office:value-type="string" calcext:value-type="string">
            <text:p>Farnell</text:p>
          </table:table-cell>
          <table:table-cell office:value-type="float" office:value="2380099" calcext:value-type="float">
            <text:p>2380099</text:p>
          </table:table-cell>
          <table:table-cell office:value-type="currency" office:currency="SEK" office:value="0.559" calcext:value-type="currency">
            <text:p><text:s/>0.56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6]*[.G26]" office:value-type="currency" office:currency="SEK" office:value="0.559" calcext:value-type="currency">
            <text:p><text:s/>0.56 kr</text:p>
          </table:table-cell>
          <table:table-cell/>
          <table:table-cell office:value-type="string" calcext:value-type="string">
            <text:p>R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330RL </text:p>
          </table:table-cell>
          <table:table-cell office:value-type="string" calcext:value-type="string">
            <text:p>330 ohm, 0603</text:p>
          </table:table-cell>
          <table:table-cell office:value-type="string" calcext:value-type="string">
            <text:p>Farnell</text:p>
          </table:table-cell>
          <table:table-cell office:value-type="float" office:value="9238425" calcext:value-type="float">
            <text:p>9238425</text:p>
          </table:table-cell>
          <table:table-cell office:value-type="currency" office:currency="SEK" office:value="0.156" calcext:value-type="currency">
            <text:p><text:s/>0.16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7]*[.G27]" office:value-type="currency" office:currency="SEK" office:value="0.156" calcext:value-type="currency">
            <text:p><text:s/>0.16 kr</text:p>
          </table:table-cell>
          <table:table-cell/>
          <table:table-cell office:value-type="string" calcext:value-type="string">
            <text:p>R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11K</text:p>
          </table:table-cell>
          <table:table-cell office:value-type="string" calcext:value-type="string">
            <text:p>1 kohm, 0603</text:p>
          </table:table-cell>
          <table:table-cell office:value-type="string" calcext:value-type="string">
            <text:p>Farnell</text:p>
          </table:table-cell>
          <table:table-cell office:value-type="float" office:value="2130855" calcext:value-type="float">
            <text:p>2130855</text:p>
          </table:table-cell>
          <table:table-cell office:value-type="currency" office:currency="SEK" office:value="0.0047" calcext:value-type="currency">
            <text:p><text:s/>0.00 kr</text:p>
          </table:table-cell>
          <table:table-cell office:value-type="float" office:value="8" calcext:value-type="float">
            <text:p>8</text:p>
          </table:table-cell>
          <table:table-cell/>
          <table:table-cell table:formula="of:=[.H28]*[.G28]" office:value-type="currency" office:currency="SEK" office:value="0.0376" calcext:value-type="currency">
            <text:p><text:s/>0.04 k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7 R8 R9 R10 R17 R18 R19 R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110K</text:p>
          </table:table-cell>
          <table:table-cell office:value-type="string" calcext:value-type="string">
            <text:p>10 kohm, 0603</text:p>
          </table:table-cell>
          <table:table-cell office:value-type="string" calcext:value-type="string">
            <text:p>Farnell</text:p>
          </table:table-cell>
          <table:table-cell office:value-type="float" office:value="2130939" calcext:value-type="float">
            <text:p>2130939</text:p>
          </table:table-cell>
          <table:table-cell office:value-type="currency" office:currency="SEK" office:value="0.0155" calcext:value-type="currency">
            <text:p><text:s/>0.02 k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29]*[.G29]" office:value-type="currency" office:currency="SEK" office:value="0.0465" calcext:value-type="currency">
            <text:p><text:s/>0.05 k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2 R3 R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MR06X2002FTL</text:p>
          </table:table-cell>
          <table:table-cell office:value-type="string" calcext:value-type="string">
            <text:p>20 kohm, 0603</text:p>
          </table:table-cell>
          <table:table-cell office:value-type="string" calcext:value-type="string">
            <text:p>Farnell</text:p>
          </table:table-cell>
          <table:table-cell office:value-type="float" office:value="2073421" calcext:value-type="float">
            <text:p>2073421</text:p>
          </table:table-cell>
          <table:table-cell office:value-type="currency" office:currency="SEK" office:value="0.0916" calcext:value-type="currency">
            <text:p><text:s/>0.09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30]*[.G30]" office:value-type="currency" office:currency="SEK" office:value="0.0916" calcext:value-type="currency">
            <text:p><text:s/>0.09 kr</text:p>
          </table:table-cell>
          <table:table-cell/>
          <table:table-cell office:value-type="string" calcext:value-type="string">
            <text:p>R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WR06X1003FTL</text:p>
          </table:table-cell>
          <table:table-cell office:value-type="string" calcext:value-type="string">
            <text:p>100 kohm, 0603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447226RL</text:p>
          </table:table-cell>
          <table:table-cell office:value-type="currency" office:currency="SEK" office:value="0.013" calcext:value-type="currency">
            <text:p><text:s/>0.01 kr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31]*[.G31]" office:value-type="currency" office:currency="SEK" office:value="0.156" calcext:value-type="currency">
            <text:p><text:s/>0.16 k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11 R12 R13 R14 R15 R16 R21 R22 R23 R24 R25 R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mitt NAN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D4093BM96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Farnell</text:p>
          </table:table-cell>
          <table:table-cell office:value-type="float" office:value="2407129" calcext:value-type="float">
            <text:p>2407129</text:p>
          </table:table-cell>
          <table:table-cell office:value-type="currency" office:currency="SEK" office:value="1.78" calcext:value-type="currency">
            <text:p><text:s/>1.78 k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32]*[.G32]" office:value-type="currency" office:currency="SEK" office:value="3.56" calcext:value-type="currency">
            <text:p><text:s/>3.56 kr</text:p>
          </table:table-cell>
          <table:table-cell/>
          <table:table-cell office:value-type="string" calcext:value-type="string">
            <text:p>U2 U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ttky diod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BR0520LT3G</text:p>
          </table:table-cell>
          <table:table-cell/>
          <table:table-cell office:value-type="string" calcext:value-type="string">
            <text:p>Farnell</text:p>
          </table:table-cell>
          <table:table-cell office:value-type="float" office:value="2533224" calcext:value-type="float">
            <text:p>2533224</text:p>
          </table:table-cell>
          <table:table-cell office:value-type="currency" office:currency="SEK" office:value="0.699" calcext:value-type="currency">
            <text:p><text:s/>0.70 k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33]*[.G33]" office:value-type="currency" office:currency="SEK" office:value="1.398" calcext:value-type="currency">
            <text:p><text:s/>1.40 kr</text:p>
          </table:table-cell>
          <table:table-cell/>
          <table:table-cell office:value-type="string" calcext:value-type="string">
            <text:p>D1 D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KSEM31G LFS </text:p>
          </table:table-cell>
          <table:table-cell office:value-type="string" calcext:value-type="string">
            <text:p>50 mA, SMD</text:p>
          </table:table-cell>
          <table:table-cell office:value-type="string" calcext:value-type="string">
            <text:p>Farnell</text:p>
          </table:table-cell>
          <table:table-cell office:value-type="float" office:value="2435310" calcext:value-type="float">
            <text:p>2435310</text:p>
          </table:table-cell>
          <table:table-cell office:value-type="currency" office:currency="SEK" office:value="2.55" calcext:value-type="currency">
            <text:p><text:s/>2.55 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34]*[.G34]" office:value-type="currency" office:currency="SEK" office:value="2.55" calcext:value-type="currency">
            <text:p><text:s/>2.55 kr</text:p>
          </table:table-cell>
          <table:table-cell/>
          <table:table-cell office:value-type="string" calcext:value-type="string">
            <text:p>SW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3"/>
          <table:table-cell table:style-name="ce7"/>
          <table:table-cell table:style-name="ce11"/>
          <table:table-cell table:style-name="ce3"/>
          <table:table-cell table:style-name="ce14"/>
          <table:table-cell table:style-name="ce18"/>
          <table:table-cell table:style-name="ce3" table:formula="of:=SUM([.H2:.H34])" office:value-type="float" office:value="80" calcext:value-type="float">
            <text:p>80</text:p>
          </table:table-cell>
          <table:table-cell table:style-name="ce3" table:formula="of:=SUM([.I2:.I34])" office:value-type="float" office:value="0" calcext:value-type="float">
            <text:p>0</text:p>
          </table:table-cell>
          <table:table-cell table:style-name="ce18" table:formula="of:=SUM([.J2:.J34])" office:value-type="currency" office:currency="SEK" office:value="179.9177" calcext:value-type="currency">
            <text:p><text:s/>179.92 kr</text:p>
          </table:table-cell>
          <table:table-cell table:style-name="ce18"/>
          <table:table-cell table:style-name="ce1"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>
        <number:embedded-text number:position="3"> </number:embedded-text>
      </number:number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2:08:39.596057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6:24:36.765628610</meta:creation-date>
    <dc:date>2016-07-21T12:52:43.995000786</dc:date>
    <meta:editing-duration>P27DT18H19M5S</meta:editing-duration>
    <meta:editing-cycles>180</meta:editing-cycles>
    <meta:generator>LibreOffice/5.1.4.2$Linux_X86_64 LibreOffice_project/10m0$Build-2</meta:generator>
    <meta:document-statistic meta:table-count="1" meta:cell-count="330" meta:object-count="0"/>
  </office:meta>
</office:document-meta>
</file>